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tyle="italic" style:font-style-asian="italic" style:font-style-complex="italic"/>
    </style:style>
    <style:style style:name="P3" style:family="paragraph" style:parent-style-name="Standard" style:list-style-name="L2">
      <style:text-properties fo:font-style="italic" style:font-style-asian="italic" style:font-style-complex="italic"/>
    </style:style>
    <style:style style:name="P4" style:family="paragraph" style:parent-style-name="Standard">
      <style:paragraph-properties fo:margin-left="1.251cm" fo:margin-right="0cm" fo:text-indent="0cm" style:auto-text-indent="false"/>
    </style:style>
    <style:style style:name="P5" style:family="paragraph" style:parent-style-name="Standard">
      <style:paragraph-properties fo:margin-left="1.251cm" fo:margin-right="0cm" fo:text-indent="0cm" style:auto-text-indent="false"/>
      <style:text-properties fo:font-style="normal" style:font-style-asian="normal" style:font-style-complex="normal"/>
    </style:style>
    <style:style style:name="P6" style:family="paragraph" style:parent-style-name="Standard">
      <style:paragraph-properties fo:margin-left="1.251cm" fo:margin-right="0cm" fo:text-indent="0cm" style:auto-text-indent="false"/>
      <style:text-properties fo:font-style="normal" style:text-underline-style="none" style:font-style-asian="normal" style:font-style-complex="normal"/>
    </style:style>
    <style:style style:name="T1"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59912735" text:style-name="L1">
        <text:list-item>
          <text:p text:style-name="P1">Descripción del proyecto</text:p>
          <text:p text:style-name="P1"/>
        </text:list-item>
      </text:list>
      <text:p text:style-name="Standard">Plantear el problema al que se ha dado solución, indicar los aspectos más interesentes que se han utilizado para solucionarlo y debe acabar con unas conclusiones del proyecto y las líneas de trabajo que puedan ampliar el proyecto realizado.</text:p>
      <text:p text:style-name="Standard"/>
      <text:p text:style-name="Standard">Esqueleto de lo que puede ser esta primera parte.</text:p>
      <text:p text:style-name="P2"/>
      <text:list xml:id="list1160887116" text:style-name="L2">
        <text:list-item>
          <text:p text:style-name="P3">Introducción</text:p>
        </text:list-item>
      </text:list>
      <text:p text:style-name="P5">Se hace una breve presentación del tema que se aborda en el proyecto, a la vez que se hace una breve descripción del contenido y estructura de la memoria.</text:p>
      <text:list xml:id="list617644357" text:continue-numbering="true" text:style-name="L2">
        <text:list-item>
          <text:p text:style-name="P3">Objetivos del proyecto</text:p>
        </text:list-item>
      </text:list>
      <text:p text:style-name="P5">Se explica de forma precisa y concisa cuales son los objetivos que se persiguen con la realización del proyecto. Se puede distinguir entre los objetivos marcados por los requisitos del software a construir y los objetivos de carácter técnico que se plantea el alumno a la hora de llevar a la práctica el proyecto.</text:p>
      <text:list xml:id="list388246179" text:continue-numbering="true" text:style-name="L2">
        <text:list-item>
          <text:p text:style-name="P3">Conceptos teóricos</text:p>
        </text:list-item>
      </text:list>
      <text:p text:style-name="P5">En aquellos proyectos que necesiten para su comprensión y desarrollo de unos conceptos teóricos de una determinada materia o de un determinado dominio de conocimiento debe existir un apartado que sintetice dichos conceptos.</text:p>
      <text:list xml:id="list672434269" text:continue-numbering="true" text:style-name="L2">
        <text:list-item>
          <text:p text:style-name="P3">Técnicas y herramientas</text:p>
        </text:list-item>
      </text:list>
      <text:p text:style-name="P5">Esta parte de la memoria tiene como objetivo presentar las técnicas metodológicas y las herramientas de desarrollo que se han utilizado para llevar a cabo el proyecto. Si se han estudiado diferentes alternativas metodológicas, herramientas, bibliotecas se peude hacer un resumen de los aspectos más destacados de cada alternativa, incluyendo comparativas entre las distintas opciones y una justificación de las elecciones realizadas. Lo que se pretende es comentar los aspectos más destacados de cada opción, los fundamentos esenciales, incluyendo referencias bibliográficas para que el lector pueda ampliar su conocimiento sobre el tema.</text:p>
      <text:p text:style-name="P5"/>
      <text:list xml:id="list1848121823" text:continue-numbering="true" text:style-name="L2">
        <text:list-item>
          <text:p text:style-name="P3">Aspectos relevantes del desarrollo del proyecto</text:p>
        </text:list-item>
      </text:list>
      <text:p text:style-name="P6">Este apartado pretende recoger los aspectos más interesantes del desarrollo del sistema software centro del proyecto, comentados por los autores del mismo.</text:p>
      <text:p text:style-name="P6">Debe incluir desde la exposición del ciclo de vida utilizado, hasta los detalles de mayor <text:span text:style-name="T1">relevancia</text:span> de las fases de análisis, diseño e implementación.</text:p>
      <text:p text:style-name="P6">Se busca que no sea una mera operación de copiar y pegar diagramas y extractos del código fuente, sino que realmente se justifiquen los caminos de solución que se han tomado, especialmente aquellos que no sean triviales.</text:p>
      <text:p text:style-name="P6">Puede ser el lugar más adecuado para documentar los aspectos más interesantes del diseño y de la implementación, con un mayor hincapié en aspectos tales como el tipo de arquitectura elegido, los índices de las tablas, normalización y desnormalización, distribución de ficheros, reglas de negocio dentro de las bases de datos, aspectos de desarrollo relacionados con el WWW...</text:p>
      <text:p text:style-name="P6">Este apartado debe convertirse en un resumen de la experiencia práctica del proyecto, y por sí mismo justifica que la memoria se convierta en un documento útil, fuente de referencia para los autores, los tutores y futuros alumnos.</text:p>
      <text:list xml:id="list1085892195" text:continue-numbering="true" text:style-name="L2">
        <text:list-item>
          <text:p text:style-name="P3">Trabajos relacionados</text:p>
        </text:list-item>
      </text:list>
      <text:p text:style-name="P5">Este apartado sería parecido a lo que en trabajos de grado se denomina estado del arte. </text:p>
      <text:list xml:id="list440296917" text:continue-numbering="true" text:style-name="L2">
        <text:list-item>
          <text:p text:style-name="P3">Conclusiones y líneas de trabajo futuras</text:p>
        </text:list-item>
      </text:list>
      <text:p text:style-name="P4">Todo proyecto debe incluir las conclusiones que se derivan de su desarrollo. Éstas pueden ser de diferente índole, dependiendo de la tipología del proyecto, pero normalmente van a estar presentes un conjunto de conclusiones relacionadas con los resultados del proyecto y <text:soft-page-break/>un conjunto de conclusiones técnicas.</text:p>
      <text:p text:style-name="P4">Además, resulta muy útil realizar un informe crítico indicando cómo se puede mejorar el proyecto, o cómo se puede continuar trabajando en la línea del proyecto realizado.</text:p>
      <text:p text:style-name="Standard"/>
      <text:list xml:id="list389511480" text:continue-list="list1759912735" text:style-name="L1">
        <text:list-item>
          <text:p text:style-name="P1">Documentación técnica</text:p>
        </text:list-item>
      </text:list>
      <text:p text:style-name="Standard"/>
      <text:list xml:id="list426096720" text:continue-numbering="true" text:style-name="L1">
        <text:list-item>
          <text:list>
            <text:list-item>
              <text:list>
                <text:list-item>
                  <text:p text:style-name="P1">Anexo 1. Plan de proyecto software</text:p>
                </text:list-item>
                <text:list-item>
                  <text:p text:style-name="P1">Anexo 2. Especificación de requisitos del software</text:p>
                </text:list-item>
                <text:list-item>
                  <text:p text:style-name="P1">Anexo 3. Especificación de diseño.</text:p>
                </text:list-item>
                <text:list-item>
                  <text:p text:style-name="P1">Anexo 4. Documentación técnica de programación.</text:p>
                </text:list-item>
                <text:list-item>
                  <text:p text:style-name="P1">Anexo 5. Manuales de usuario.</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garen </meta:initial-creator>
    <meta:creation-date>2011-01-12T00:32:13</meta:creation-date>
    <meta:generator>OpenOffice.org/3.2$Unix OpenOffice.org_project/320m12$Build-9483</meta:generator>
    <dc:date>2011-01-12T01:14:36</dc:date>
    <dc:creator>dagaren </dc:creator>
    <meta:editing-duration>PT00H42M23S</meta:editing-duration>
    <meta:editing-cycles>3</meta:editing-cycles>
    <meta:document-statistic meta:table-count="0" meta:image-count="0" meta:object-count="0" meta:page-count="2" meta:paragraph-count="28" meta:word-count="595" meta:character-count="3764"/>
  </office:meta>
</office:document-meta>
</file>